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enlo" svg:font-family="Menlo, Monaco, Consolas, 'Courier New', monospace"/>
    <style:font-face style:name="OpenSymbol" svg:font-family="OpenSymbol"/>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0937in" fo:text-indent="0in" style:auto-text-indent="false"/>
    </style:style>
    <style:style style:name="P2" style:family="paragraph" style:parent-style-name="Text_20_body">
      <style:paragraph-properties fo:margin-left="0in" fo:margin-right="0in" fo:margin-top="0in" fo:margin-bottom="0.0937in" fo:text-indent="0in" style:auto-text-indent="false" fo:padding="0in" fo:border="none"/>
    </style:style>
    <style:style style:name="P3" style:family="paragraph" style:parent-style-name="Text_20_body" style:list-style-name="L1">
      <style:paragraph-properties fo:margin-left="0in" fo:margin-right="0in" fo:margin-top="0in" fo:margin-bottom="0.0937in" style:line-height-at-least="0.1874in" fo:text-indent="0in" style:auto-text-indent="false" fo:padding="0in" fo:border="none"/>
    </style:style>
    <style:style style:name="P4" style:family="paragraph" style:parent-style-name="Text_20_body" style:list-style-name="L1">
      <style:paragraph-properties fo:margin-top="0in" fo:margin-bottom="0.0937in" style:line-height-at-least="0.1874in" fo:padding="0in" fo:border="none"/>
    </style:style>
    <style:style style:name="P5" style:family="paragraph" style:parent-style-name="Preformatted_20_Text">
      <style:paragraph-properties fo:margin-left="0in" fo:margin-right="0in" fo:margin-top="0in" fo:margin-bottom="0.0937in" style:line-height-at-least="0.1874in" fo:text-indent="0in" style:auto-text-indent="false" fo:background-color="#f5f5f5" fo:padding="0.0835in" fo:border="0.0008in solid #000000">
        <style:background-image/>
      </style:paragraph-properties>
      <style:text-properties fo:color="#333333" style:font-name="Menlo" fo:font-size="9pt"/>
    </style:style>
    <style:style style:name="P6" style:family="paragraph" style:parent-style-name="Preformatted_20_Text">
      <style:paragraph-properties fo:margin-left="0in" fo:margin-right="0in" fo:margin-top="0in" fo:margin-bottom="0.1874in" style:line-height-at-least="0.1874in" fo:text-indent="0in" style:auto-text-indent="false" fo:background-color="#f7f7f9" fo:padding="0.0835in" fo:border="0.0008in solid #e1e1e8">
        <style:background-image/>
      </style:paragraph-properties>
      <style:text-properties fo:color="#333333" style:font-name="Menlo" fo:font-size="9pt"/>
    </style:style>
    <style:style style:name="P7" style:family="paragraph" style:parent-style-name="Preformatted_20_Text">
      <style:paragraph-properties fo:margin-top="0in" fo:margin-bottom="0.0937in" style:line-height-at-least="0.1874in" fo:background-color="#f5f5f5" fo:padding="0.0835in" fo:border="0.0008in solid #000000">
        <style:background-image/>
      </style:paragraph-properties>
      <style:text-properties fo:color="#333333"/>
    </style:style>
    <style:style style:name="P8" style:family="paragraph" style:parent-style-name="Preformatted_20_Text">
      <style:paragraph-properties fo:margin-top="0in" fo:margin-bottom="0.0937in" style:line-height-at-least="0.1874in" fo:background-color="#f5f5f5" fo:padding="0.0835in" fo:border="0.0008in solid #000000">
        <style:background-image/>
      </style:paragraph-properties>
      <style:text-properties fo:color="#333333" style:font-name="Menlo" fo:font-size="9pt"/>
    </style:style>
    <style:style style:name="P9" style:family="paragraph" style:parent-style-name="Preformatted_20_Text">
      <style:paragraph-properties fo:margin-top="0in" fo:margin-bottom="0.1874in" style:line-height-at-least="0.1874in" fo:background-color="#f7f7f9" fo:padding="0.0835in" fo:border="0.0008in solid #e1e1e8">
        <style:background-image/>
      </style:paragraph-properties>
      <style:text-properties fo:color="#333333" style:font-name="Menlo" fo:font-size="9pt"/>
    </style:style>
    <style:style style:name="P10" style:family="paragraph" style:parent-style-name="Preformatted_20_Text">
      <style:paragraph-properties fo:margin-top="0in" fo:margin-bottom="0.1874in" style:line-height-at-least="0.1874in" fo:background-color="#f7f7f9" fo:padding="0.0835in" fo:border="0.0008in solid #e1e1e8">
        <style:background-image/>
      </style:paragraph-properties>
      <style:text-properties fo:color="#333333"/>
    </style:style>
    <style:style style:name="P11" style:family="paragraph" style:parent-style-name="Preformatted_20_Text">
      <style:paragraph-properties fo:margin-top="0in" fo:margin-bottom="0.1874in" style:line-height-at-least="0.1874in" fo:background-color="#f7f7f9" fo:padding="0.0835in" fo:border="0.0008in solid #e1e1e8">
        <style:background-image/>
      </style:paragraph-properties>
    </style:style>
    <style:style style:name="P12" style:family="paragraph" style:parent-style-name="Preformatted_20_Text">
      <style:paragraph-properties fo:margin-top="0in" fo:margin-bottom="0.1874in" style:line-height-at-least="0.1874in" fo:background-color="#f7f7f9" fo:padding="0.0835in" fo:border="0.0008in solid #e1e1e8">
        <style:background-image/>
      </style:paragraph-properties>
      <style:text-properties fo:color="#93a1a1" style:font-name="Menlo" fo:font-size="9pt"/>
    </style:style>
    <style:style style:name="P13" style:family="paragraph" style:parent-style-name="Heading_20_2">
      <style:paragraph-properties fo:text-align="center" style:justify-single-word="false"/>
    </style:style>
    <style:style style:name="P14" style:family="paragraph" style:parent-style-name="Heading_20_3">
      <style:paragraph-properties fo:margin-left="0in" fo:margin-right="0in" style:line-height-at-least="0.2811in" fo:text-indent="0in" style:auto-text-indent="false"/>
      <style:text-properties style:font-name="inherit" fo:font-size="13.5pt" fo:font-weight="bold"/>
    </style:style>
    <style:style style:name="T1" style:family="text">
      <style:text-properties fo:font-weight="bold"/>
    </style:style>
    <style:style style:name="T2" style:family="text">
      <style:text-properties fo:font-style="italic"/>
    </style:style>
    <style:style style:name="T3" style:family="text">
      <style:text-properties fo:font-variant="normal" fo:text-transform="none" fo:color="#333333" style:font-name="Helvetica Neue" fo:font-size="18pt" fo:letter-spacing="normal" fo:font-style="normal" fo:font-weight="bold"/>
    </style:style>
    <style:style style:name="T4" style:family="text">
      <style:text-properties fo:font-variant="normal" fo:text-transform="none" fo:color="#333333" style:font-name="Helvetica Neue" fo:font-size="18pt" fo:letter-spacing="normal" fo:font-style="italic" fo:font-weight="bold"/>
    </style:style>
    <style:style style:name="T5" style:family="text">
      <style:text-properties fo:color="#0088cc" style:text-line-through-style="none" style:text-underline-style="none" style:text-blinking="false"/>
    </style:style>
    <style:style style:name="T6" style:family="text">
      <style:text-properties fo:color="#0088cc" style:text-line-through-style="none" style:text-underline-style="none" style:text-blinking="false" fo:background-color="transparent"/>
    </style:style>
    <style:style style:name="T7" style:family="text">
      <style:text-properties style:font-name="Menlo" fo:font-size="9pt"/>
    </style:style>
    <style:style style:name="T8" style:family="text">
      <style:text-properties fo:color="#93a1a1"/>
    </style:style>
    <style:style style:name="T9" style:family="text">
      <style:text-properties fo:color="#93a1a1" style:font-name="Menlo" fo:font-size="9pt"/>
    </style:style>
    <style:style style:name="T10" style:family="text">
      <style:text-properties fo:color="#48484c"/>
    </style:style>
    <style:style style:name="T11" style:family="text">
      <style:text-properties fo:color="#48484c" style:font-name="Menlo" fo:font-size="9pt"/>
    </style:style>
    <style:style style:name="T12" style:family="text">
      <style:text-properties fo:color="#1e347b"/>
    </style:style>
    <style:style style:name="T13" style:family="text">
      <style:text-properties fo:color="#1e347b" style:font-name="Menlo" fo:font-size="9pt"/>
    </style:style>
    <style:style style:name="T14" style:family="text">
      <style:text-properties fo:color="#008080"/>
    </style:style>
    <style:style style:name="T15" style:family="text">
      <style:text-properties fo:color="#008080" style:font-name="Menlo" fo:font-size="9pt"/>
    </style:style>
    <style:style style:name="T16" style:family="text">
      <style:text-properties fo:color="#dd1144"/>
    </style:style>
    <style:style style:name="T17" style:family="text">
      <style:text-properties fo:color="#dd1144" style:font-name="Menlo" fo:font-size="9pt"/>
    </style:style>
    <style:style style:name="T18" style:family="text">
      <style:text-properties fo:color="#195f91" style:font-name="Menlo" fo:font-size="9pt"/>
    </style:style>
    <text:list-style style:name="L1">
      <text:list-level-style-bullet text:level="1" text:style-name="Bullet_20_Symbols" style:num-suffix="." text:bullet-char="•">
        <style:list-level-properties text:space-before="0.063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text:span text:style-name="T3">Creating </text:span><text:span text:style-name="Emphasis"><text:span text:style-name="T4">Your </text:span></text:span><text:span text:style-name="T3">First Application:</text:span></text:h>
      <text:h text:style-name="P14" text:outline-level="3">Goal</text:h>
      <text:p text:style-name="P1">The goal of this application is to write a simple Chat application. Chats in event-driven programming are the "Hello World!" of applications. The chat will accept all incoming messages and deliver that message to all other connections.</text:p>
      <text:h text:style-name="P14" text:outline-level="3">The Chat class</text:h>
      <text:p text:style-name="P2"><text:span text:style-name="Strong_20_Emphasis"><text:span text:style-name="T1">Note:</text:span></text:span>  This document assumes you are familiar with  <text:a xlink:type="simple" xlink:href="https://github.com/php-fig/fig-standards/blob/master/accepted/PSR-0.md" office:target-frame-name="_blank" xlink:show="new" text:style-name="Internet_20_link" text:visited-style-name="Visited_20_Internet_20_Link"><text:span text:style-name="T6">PSR-0</text:span></text:a>  and  <text:a xlink:type="simple" xlink:href="http://getcomposer.org/" office:target-frame-name="_blank" xlink:show="new" text:style-name="Internet_20_link" text:visited-style-name="Visited_20_Internet_20_Link"><text:span text:style-name="T6">Composer</text:span></text:a>. See  <text:a xlink:type="simple" xlink:href="http://socketo.me/docs/install" text:style-name="Internet_20_link" text:visited-style-name="Visited_20_Internet_20_Link"><text:span text:style-name="T5">Installation</text:span></text:a>  if you're not yet familiar with this.</text:p>
      <text:p text:style-name="P1">We're going to hold everything in the  <text:span text:style-name="Emphasis"><text:span text:style-name="T2">MyApp</text:span></text:span>  namespace. Your composer file should look something like this:</text:p>
      <text:p text:style-name="P5">{</text:p>
      <text:p text:style-name="P7"><text:s text:c="4"/><text:span text:style-name="T7">"autoload": {</text:span></text:p>
      <text:p text:style-name="P7"><text:s text:c="8"/><text:span text:style-name="T7">"psr-0": {</text:span></text:p>
      <text:p text:style-name="P7"><text:s text:c="12"/><text:span text:style-name="T7">"MyApp": "src"</text:span></text:p>
      <text:p text:style-name="P7"><text:s text:c="8"/><text:span text:style-name="T7">}</text:span></text:p>
      <text:p text:style-name="P7"><text:s text:c="4"/><text:span text:style-name="T7">},</text:span></text:p>
      <text:p text:style-name="P7"><text:s text:c="4"/><text:span text:style-name="T7">"require": {</text:span></text:p>
      <text:p text:style-name="P7"><text:s text:c="8"/><text:span text:style-name="T7">"cboden/ratchet": "0.3.*"</text:span></text:p>
      <text:p text:style-name="P7"><text:s text:c="4"/><text:span text:style-name="T7">}</text:span></text:p>
      <text:p text:style-name="P8">}</text:p>
      <text:p text:style-name="P1">We'll start off by creating a class. This class will be our chat "application". This basic application will listen for 4 events:</text:p>
      <text:list xml:id="list3422254367590420574" text:style-name="L1">
        <text:list-item>
          <text:p text:style-name="P3"><text:span text:style-name="Emphasis"><text:span text:style-name="T2">onOpen</text:span></text:span>  - Called when a new client has Connected</text:p>
        </text:list-item>
        <text:list-item>
          <text:p text:style-name="P4"><text:span text:style-name="Emphasis"><text:span text:style-name="T2">onMessage</text:span></text:span>  - Called when a message is received by a  <text:span text:style-name="Emphasis"><text:span text:style-name="T2">Connection</text:span></text:span></text:p>
        </text:list-item>
        <text:list-item>
          <text:p text:style-name="P4"><text:span text:style-name="Emphasis"><text:span text:style-name="T2">onClose</text:span></text:span>  - Called when a  <text:span text:style-name="Emphasis"><text:span text:style-name="T2">Connection</text:span></text:span>  is closed</text:p>
        </text:list-item>
        <text:list-item>
          <text:p text:style-name="P4"><text:span text:style-name="Emphasis"><text:span text:style-name="T2">onError</text:span></text:span>  - Called when an error occurs on a  <text:span text:style-name="Emphasis"><text:span text:style-name="T2">Connection</text:span></text:span></text:p>
        </text:list-item>
      </text:list>
      <text:p text:style-name="P1">Given those triggers, our class will implement the  <text:a xlink:type="simple" xlink:href="http://socketo.me/api/class-Ratchet.MessageComponentInterface.html" text:style-name="Internet_20_link" text:visited-style-name="Visited_20_Internet_20_Link"><text:span text:style-name="T5">MessageComponentInterface</text:span></text:a>:</text:p>
      <text:p text:style-name="P6"><text:span text:style-name="T8">&lt;?</text:span><text:span text:style-name="T10">php</text:span></text:p>
      <text:p text:style-name="P9"><text:span text:style-name="T12">namespace</text:span><text:span text:style-name="T10"> </text:span><text:span text:style-name="T14">MyApp</text:span><text:span text:style-name="T8">;</text:span></text:p>
      <text:p text:style-name="P9"><text:span text:style-name="T12">use</text:span><text:span text:style-name="T10"> </text:span><text:span text:style-name="T14">Ratchet</text:span><text:span text:style-name="T10">\MessageComponentInterface</text:span><text:span text:style-name="T8">;</text:span></text:p>
      <text:p text:style-name="P9"><text:span text:style-name="T12">use</text:span><text:span text:style-name="T10"> </text:span><text:span text:style-name="T14">Ratchet</text:span><text:span text:style-name="T10">\ConnectionInterface</text:span><text:span text:style-name="T8">;</text:span></text:p>
      <text:p text:style-name="P11"/>
      <text:p text:style-name="P9"><text:soft-page-break/><text:span text:style-name="T12">class</text:span><text:span text:style-name="T10"> </text:span><text:span text:style-name="T14">Chat</text:span><text:span text:style-name="T10"> </text:span><text:span text:style-name="T12">implements</text:span><text:span text:style-name="T10"> </text:span><text:span text:style-name="T14">MessageComponentInterface</text:span><text:span text:style-name="T10"> </text:span><text:span text:style-name="T8">{</text:span></text:p>
      <text:p text:style-name="P10"><text:span text:style-name="T10"><text:s text:c="4"/></text:span><text:span text:style-name="T13">public</text:span><text:span text:style-name="T11"> </text:span><text:span text:style-name="T13">function</text:span><text:span text:style-name="T11"> onOpen</text:span><text:span text:style-name="T9">(</text:span><text:span text:style-name="T15">ConnectionInterface</text:span><text:span text:style-name="T11"> $conn</text:span><text:span text:style-name="T9">)</text:span><text:span text:style-name="T11"> </text:span><text:span text:style-name="T9">{</text:span></text:p>
      <text:p text:style-name="P10"><text:span text:style-name="T10"><text:s text:c="4"/></text:span><text:span text:style-name="T9">}</text:span></text:p>
      <text:p text:style-name="P11"/>
      <text:p text:style-name="P10"><text:span text:style-name="T10"><text:s text:c="4"/></text:span><text:span text:style-name="T13">public</text:span><text:span text:style-name="T11"> </text:span><text:span text:style-name="T13">function</text:span><text:span text:style-name="T11"> onMessage</text:span><text:span text:style-name="T9">(</text:span><text:span text:style-name="T15">ConnectionInterface</text:span><text:span text:style-name="T11"> $from</text:span><text:span text:style-name="T9">,</text:span><text:span text:style-name="T11"> $msg</text:span><text:span text:style-name="T9">)</text:span><text:span text:style-name="T11"> </text:span><text:span text:style-name="T9">{</text:span></text:p>
      <text:p text:style-name="P10"><text:span text:style-name="T10"><text:s text:c="4"/></text:span><text:span text:style-name="T9">}</text:span></text:p>
      <text:p text:style-name="P11"/>
      <text:p text:style-name="P10"><text:span text:style-name="T10"><text:s text:c="4"/></text:span><text:span text:style-name="T13">public</text:span><text:span text:style-name="T11"> </text:span><text:span text:style-name="T13">function</text:span><text:span text:style-name="T11"> onClose</text:span><text:span text:style-name="T9">(</text:span><text:span text:style-name="T15">ConnectionInterface</text:span><text:span text:style-name="T11"> $conn</text:span><text:span text:style-name="T9">)</text:span><text:span text:style-name="T11"> </text:span><text:span text:style-name="T9">{</text:span></text:p>
      <text:p text:style-name="P10"><text:span text:style-name="T10"><text:s text:c="4"/></text:span><text:span text:style-name="T9">}</text:span></text:p>
      <text:p text:style-name="P11"/>
      <text:p text:style-name="P10"><text:span text:style-name="T10"><text:s text:c="4"/></text:span><text:span text:style-name="T13">public</text:span><text:span text:style-name="T11"> </text:span><text:span text:style-name="T13">function</text:span><text:span text:style-name="T11"> onError</text:span><text:span text:style-name="T9">(</text:span><text:span text:style-name="T15">ConnectionInterface</text:span><text:span text:style-name="T11"> $conn</text:span><text:span text:style-name="T9">,</text:span><text:span text:style-name="T11"> \Exception $e</text:span><text:span text:style-name="T9">)</text:span><text:span text:style-name="T11"> </text:span><text:span text:style-name="T9">{</text:span></text:p>
      <text:p text:style-name="P10"><text:span text:style-name="T10"><text:s text:c="4"/></text:span><text:span text:style-name="T9">}</text:span></text:p>
      <text:p text:style-name="P12">}</text:p>
      <text:p text:style-name="P1">You'll notice, in addition from just implementing methods from the  <text:span text:style-name="Emphasis"><text:span text:style-name="T2">MessageComponentInterface</text:span></text:span>, we've given our application a namespace and are accepting the  <text:a xlink:type="simple" xlink:href="http://socketo.me/api/class-Ratchet.ConnectionInterface.html" text:style-name="Internet_20_link" text:visited-style-name="Visited_20_Internet_20_Link"><text:span text:style-name="T5">ConnectionInterface</text:span></text:a>  classes. This class, usually implemented by a  <text:a xlink:type="simple" xlink:href="http://socketo.me/api/class-Ratchet.Server.IoConnection.html" text:style-name="Internet_20_link" text:visited-style-name="Visited_20_Internet_20_Link"><text:span text:style-name="T5">Connection</text:span></text:a>  instance, is a representation of a client's connection on the other side of the socket. On each of the four triggered events, the client  <text:span text:style-name="Emphasis"><text:span text:style-name="T2">Connection</text:span></text:span>representation is passed. These objects are re-used, you will receive the same  <text:span text:style-name="Emphasis"><text:span text:style-name="T2">Connection</text:span></text:span>  sometimes.</text:p>
      <text:p text:style-name="P1">Save this as  <text:span text:style-name="Emphasis"><text:span text:style-name="T2">/src/MyApp/Chat.php</text:span></text:span>. We'll come back to our Chat class soon.</text:p>
      <text:h text:style-name="P14" text:outline-level="3">Instantiation</text:h>
      <text:p text:style-name="P1">Our  <text:span text:style-name="Emphasis"><text:span text:style-name="T2">Chat</text:span></text:span>  class will be our application logic. Next, we're going to piece together our shell script. This is the script/file we will call from the command line to launch our application.</text:p>
      <text:p text:style-name="P6"><text:span text:style-name="T8">&lt;?</text:span><text:span text:style-name="T10">php</text:span></text:p>
      <text:p text:style-name="P9"><text:span text:style-name="T12">use</text:span><text:span text:style-name="T10"> </text:span><text:span text:style-name="T14">Ratchet</text:span><text:span text:style-name="T10">\Server\IoServer</text:span><text:span text:style-name="T8">;</text:span></text:p>
      <text:p text:style-name="P9"><text:span text:style-name="T12">use</text:span><text:span text:style-name="T10"> </text:span><text:span text:style-name="T14">MyApp</text:span><text:span text:style-name="T10">\Chat</text:span><text:span text:style-name="T8">;</text:span></text:p>
      <text:p text:style-name="P11"/>
      <text:p text:style-name="P10"><text:span text:style-name="T10"><text:s text:c="4"/></text:span><text:span text:style-name="T13">require</text:span><text:span text:style-name="T11"> dirname</text:span><text:span text:style-name="T9">(</text:span><text:span text:style-name="T11">__DIR__</text:span><text:span text:style-name="T9">)</text:span><text:span text:style-name="T11"> </text:span><text:span text:style-name="T9">.</text:span><text:span text:style-name="T11"> </text:span><text:span text:style-name="T17">'/vendor/autoload.php'</text:span><text:span text:style-name="T9">;</text:span></text:p>
      <text:p text:style-name="P11"/>
      <text:p text:style-name="P10"><text:soft-page-break/><text:span text:style-name="T10"><text:s text:c="4"/></text:span><text:span text:style-name="T11">$server </text:span><text:span text:style-name="T9">=</text:span><text:span text:style-name="T11"> </text:span><text:span text:style-name="T15">IoServer</text:span><text:span text:style-name="T9">::</text:span><text:span text:style-name="T11">factory</text:span><text:span text:style-name="T9">(</text:span></text:p>
      <text:p text:style-name="P10"><text:span text:style-name="T10"><text:s text:c="8"/></text:span><text:span text:style-name="T13">new</text:span><text:span text:style-name="T11"> </text:span><text:span text:style-name="T15">Chat</text:span><text:span text:style-name="T9">(),</text:span></text:p>
      <text:p text:style-name="P10"><text:span text:style-name="T10"><text:s text:c="8"/></text:span><text:span text:style-name="T18">8080</text:span></text:p>
      <text:p text:style-name="P10"><text:span text:style-name="T10"><text:s text:c="4"/></text:span><text:span text:style-name="T9">);</text:span></text:p>
      <text:p text:style-name="P11"/>
      <text:p text:style-name="P10"><text:span text:style-name="T10"><text:s text:c="4"/></text:span><text:span text:style-name="T11">$server</text:span><text:span text:style-name="T9">-&gt;</text:span><text:span text:style-name="T11">run</text:span><text:span text:style-name="T9">();</text:span></text:p>
      <text:p text:style-name="P1">Above, you'll see we create an I/O (Input/Output) server class. It stores all the established connections, mediates data sent between each client and our  <text:span text:style-name="Emphasis"><text:span text:style-name="T2">Chat</text:span></text:span>  application, and catches errors. The new instance of  <text:span text:style-name="Emphasis"><text:span text:style-name="T2">Chat</text:span></text:span>  class then wraps the I/O Server class. Finally, we tell the server to enter an event loop, listening for any incoming requests on port 8080.</text:p>
      <text:p text:style-name="P1">Save this script as  <text:span text:style-name="Emphasis"><text:span text:style-name="T2">/bin/chat-server.php</text:span></text:span>. Now, we can run it with the following command in your terminal:</text:p>
      <text:p text:style-name="P6"><text:span text:style-name="T10">$ php bin</text:span><text:span text:style-name="T8">/</text:span><text:span text:style-name="T10">chat</text:span><text:span text:style-name="T8">-</text:span><text:span text:style-name="T10">server</text:span><text:span text:style-name="T8">.</text:span><text:span text:style-name="T10">php</text:span></text:p>
      <text:p text:style-name="P1">The script should now execute, taking possession of your terminal. You can cancel the script, as we're not quite finished yet.</text:p>
      <text:h text:style-name="P14" text:outline-level="3">Logic</text:h>
      <text:p text:style-name="P1">So far, we've just set up structure, both in our shell script and our  <text:span text:style-name="Emphasis"><text:span text:style-name="T2">Chat</text:span></text:span>  class. Now, to add code to our  <text:span text:style-name="Emphasis"><text:span text:style-name="T2">Chat</text:span></text:span>  to complete our application.</text:p>
      <text:p text:style-name="P2">Let's add some logic to our  <text:span text:style-name="Emphasis"><text:span text:style-name="T2">Chat</text:span></text:span>  class. What we're going to do, is track all incoming  <text:span text:style-name="Emphasis"><text:span text:style-name="T2">Connections</text:span></text:span>, in order to send them messages. Typically, you would store a collection of items in an array, but we're going to use something called  <text:a xlink:type="simple" xlink:href="http://ca2.php.net/manual/en/class.splobjectstorage.php" text:style-name="Internet_20_link" text:visited-style-name="Visited_20_Internet_20_Link"><text:span text:style-name="T6">SplObjectStorage</text:span></text:a>. These storage containers are built to store objects, which is what the incoming  <text:span text:style-name="Emphasis"><text:span text:style-name="T2">Connections</text:span></text:span>  are.</text:p>
      <text:p text:style-name="P6"><text:span text:style-name="T8">&lt;?</text:span><text:span text:style-name="T10">php</text:span></text:p>
      <text:p text:style-name="P9"><text:span text:style-name="T12">namespace</text:span><text:span text:style-name="T10"> </text:span><text:span text:style-name="T14">MyApp</text:span><text:span text:style-name="T8">;</text:span></text:p>
      <text:p text:style-name="P9"><text:span text:style-name="T12">use</text:span><text:span text:style-name="T10"> </text:span><text:span text:style-name="T14">Ratchet</text:span><text:span text:style-name="T10">\MessageComponentInterface</text:span><text:span text:style-name="T8">;</text:span></text:p>
      <text:p text:style-name="P9"><text:span text:style-name="T12">use</text:span><text:span text:style-name="T10"> </text:span><text:span text:style-name="T14">Ratchet</text:span><text:span text:style-name="T10">\ConnectionInterface</text:span><text:span text:style-name="T8">;</text:span></text:p>
      <text:p text:style-name="P11"/>
      <text:p text:style-name="P9"><text:span text:style-name="T12">class</text:span><text:span text:style-name="T10"> </text:span><text:span text:style-name="T14">Chat</text:span><text:span text:style-name="T10"> </text:span><text:span text:style-name="T12">implements</text:span><text:span text:style-name="T10"> </text:span><text:span text:style-name="T14">MessageComponentInterface</text:span><text:span text:style-name="T10"> </text:span><text:span text:style-name="T8">{</text:span></text:p>
      <text:p text:style-name="P10"><text:span text:style-name="T10"><text:s text:c="4"/></text:span><text:span text:style-name="T13">protected</text:span><text:span text:style-name="T11"> $clients</text:span><text:span text:style-name="T9">;</text:span></text:p>
      <text:p text:style-name="P11"/>
      <text:p text:style-name="P10"><text:span text:style-name="T10"><text:s text:c="4"/></text:span><text:span text:style-name="T13">public</text:span><text:span text:style-name="T11"> </text:span><text:span text:style-name="T13">function</text:span><text:span text:style-name="T11"> __construct</text:span><text:span text:style-name="T9">()</text:span><text:span text:style-name="T11"> </text:span><text:span text:style-name="T9">{</text:span></text:p>
      <text:p text:style-name="P10"><text:soft-page-break/><text:span text:style-name="T10"><text:s text:c="8"/></text:span><text:span text:style-name="T11">$this</text:span><text:span text:style-name="T9">-&gt;</text:span><text:span text:style-name="T11">clients </text:span><text:span text:style-name="T9">=</text:span><text:span text:style-name="T11"> </text:span><text:span text:style-name="T13">new</text:span><text:span text:style-name="T11"> \SplObjectStorage</text:span><text:span text:style-name="T9">;</text:span></text:p>
      <text:p text:style-name="P10"><text:span text:style-name="T10"><text:s text:c="4"/></text:span><text:span text:style-name="T9">}</text:span></text:p>
      <text:p text:style-name="P11"/>
      <text:p text:style-name="P10"><text:span text:style-name="T10"><text:s text:c="4"/></text:span><text:span text:style-name="T13">public</text:span><text:span text:style-name="T11"> </text:span><text:span text:style-name="T13">function</text:span><text:span text:style-name="T11"> onOpen</text:span><text:span text:style-name="T9">(</text:span><text:span text:style-name="T15">ConnectionInterface</text:span><text:span text:style-name="T11"> $conn</text:span><text:span text:style-name="T9">)</text:span><text:span text:style-name="T11"> </text:span><text:span text:style-name="T9">{</text:span></text:p>
      <text:p text:style-name="P10"><text:span text:style-name="T10"><text:s text:c="8"/></text:span><text:span text:style-name="T9">// Store the new connection to send messages to later</text:span></text:p>
      <text:p text:style-name="P10"><text:span text:style-name="T10"><text:s text:c="8"/></text:span><text:span text:style-name="T11">$this</text:span><text:span text:style-name="T9">-&gt;</text:span><text:span text:style-name="T11">clients</text:span><text:span text:style-name="T9">-&gt;</text:span><text:span text:style-name="T11">attach</text:span><text:span text:style-name="T9">(</text:span><text:span text:style-name="T11">$conn</text:span><text:span text:style-name="T9">);</text:span></text:p>
      <text:p text:style-name="P11"/>
      <text:p text:style-name="P10"><text:span text:style-name="T10"><text:s text:c="8"/></text:span><text:span text:style-name="T11">echo </text:span><text:span text:style-name="T17">"New connection! ({$conn-&gt;resourceId})\n"</text:span><text:span text:style-name="T9">;</text:span></text:p>
      <text:p text:style-name="P10"><text:span text:style-name="T10"><text:s text:c="4"/></text:span><text:span text:style-name="T9">}</text:span></text:p>
      <text:p text:style-name="P11"/>
      <text:p text:style-name="P10"><text:span text:style-name="T10"><text:s text:c="4"/></text:span><text:span text:style-name="T13">public</text:span><text:span text:style-name="T11"> </text:span><text:span text:style-name="T13">function</text:span><text:span text:style-name="T11"> onMessage</text:span><text:span text:style-name="T9">(</text:span><text:span text:style-name="T15">ConnectionInterface</text:span><text:span text:style-name="T11"> $from</text:span><text:span text:style-name="T9">,</text:span><text:span text:style-name="T11"> $msg</text:span><text:span text:style-name="T9">)</text:span><text:span text:style-name="T11"> </text:span><text:span text:style-name="T9">{</text:span></text:p>
      <text:p text:style-name="P10"><text:span text:style-name="T10"><text:s text:c="8"/></text:span><text:span text:style-name="T11">$numRecv </text:span><text:span text:style-name="T9">=</text:span><text:span text:style-name="T11"> count</text:span><text:span text:style-name="T9">(</text:span><text:span text:style-name="T11">$this</text:span><text:span text:style-name="T9">-&gt;</text:span><text:span text:style-name="T11">clients</text:span><text:span text:style-name="T9">)</text:span><text:span text:style-name="T11"> </text:span><text:span text:style-name="T9">-</text:span><text:span text:style-name="T11"> </text:span><text:span text:style-name="T18">1</text:span><text:span text:style-name="T9">;</text:span></text:p>
      <text:p text:style-name="P10"><text:span text:style-name="T10"><text:s text:c="8"/></text:span><text:span text:style-name="T11">echo sprintf</text:span><text:span text:style-name="T9">(</text:span><text:span text:style-name="T17">'Connection %d sending message "%s" to %d other connection%s'</text:span><text:span text:style-name="T11"> </text:span><text:span text:style-name="T9">.</text:span><text:span text:style-name="T11"> </text:span><text:span text:style-name="T17">"\n"</text:span></text:p>
      <text:p text:style-name="P10"><text:span text:style-name="T10"><text:s text:c="12"/></text:span><text:span text:style-name="T9">,</text:span><text:span text:style-name="T11"> $from</text:span><text:span text:style-name="T9">-&gt;</text:span><text:span text:style-name="T11">resourceId</text:span><text:span text:style-name="T9">,</text:span><text:span text:style-name="T11"> $msg</text:span><text:span text:style-name="T9">,</text:span><text:span text:style-name="T11"> $numRecv</text:span><text:span text:style-name="T9">,</text:span><text:span text:style-name="T11"> $numRecv </text:span><text:span text:style-name="T9">==</text:span><text:span text:style-name="T11"> </text:span><text:span text:style-name="T18">1</text:span><text:span text:style-name="T11"> </text:span><text:span text:style-name="T9">?</text:span><text:span text:style-name="T11"> </text:span><text:span text:style-name="T17">''</text:span><text:span text:style-name="T11"> </text:span><text:span text:style-name="T9">:</text:span><text:span text:style-name="T11"> </text:span><text:span text:style-name="T17">'s'</text:span><text:span text:style-name="T9">);</text:span></text:p>
      <text:p text:style-name="P11"/>
      <text:p text:style-name="P10"><text:span text:style-name="T10"><text:s text:c="8"/></text:span><text:span text:style-name="T13">foreach</text:span><text:span text:style-name="T11"> </text:span><text:span text:style-name="T9">(</text:span><text:span text:style-name="T11">$this</text:span><text:span text:style-name="T9">-&gt;</text:span><text:span text:style-name="T11">clients </text:span><text:span text:style-name="T13">as</text:span><text:span text:style-name="T11"> $client</text:span><text:span text:style-name="T9">)</text:span><text:span text:style-name="T11"> </text:span><text:span text:style-name="T9">{</text:span></text:p>
      <text:p text:style-name="P10"><text:span text:style-name="T10"><text:s text:c="12"/></text:span><text:span text:style-name="T13">if</text:span><text:span text:style-name="T11"> </text:span><text:span text:style-name="T9">(</text:span><text:span text:style-name="T11">$from </text:span><text:span text:style-name="T9">!==</text:span><text:span text:style-name="T11"> $client</text:span><text:span text:style-name="T9">)</text:span><text:span text:style-name="T11"> </text:span><text:span text:style-name="T9">{</text:span></text:p>
      <text:p text:style-name="P10"><text:span text:style-name="T10"><text:s text:c="16"/></text:span><text:span text:style-name="T9">// The sender is not the receiver, send to each client connected</text:span></text:p>
      <text:p text:style-name="P10"><text:span text:style-name="T10"><text:s text:c="16"/></text:span><text:span text:style-name="T11">$client</text:span><text:span text:style-name="T9">-&gt;</text:span><text:span text:style-name="T11">send</text:span><text:span text:style-name="T9">(</text:span><text:span text:style-name="T11">$msg</text:span><text:span text:style-name="T9">);</text:span></text:p>
      <text:p text:style-name="P10"><text:span text:style-name="T10"><text:s text:c="12"/></text:span><text:span text:style-name="T9">}</text:span></text:p>
      <text:p text:style-name="P10"><text:span text:style-name="T10"><text:s text:c="8"/></text:span><text:span text:style-name="T9">}</text:span></text:p>
      <text:p text:style-name="P10"><text:span text:style-name="T10"><text:s text:c="4"/></text:span><text:span text:style-name="T9">}</text:span></text:p>
      <text:p text:style-name="P11"/>
      <text:p text:style-name="P10"><text:span text:style-name="T10"><text:s text:c="4"/></text:span><text:span text:style-name="T13">public</text:span><text:span text:style-name="T11"> </text:span><text:span text:style-name="T13">function</text:span><text:span text:style-name="T11"> onClose</text:span><text:span text:style-name="T9">(</text:span><text:span text:style-name="T15">ConnectionInterface</text:span><text:span text:style-name="T11"> $conn</text:span><text:span text:style-name="T9">)</text:span><text:span text:style-name="T11"> </text:span><text:span text:style-name="T9">{</text:span></text:p>
      <text:p text:style-name="P10"><text:span text:style-name="T10"><text:s text:c="8"/></text:span><text:span text:style-name="T9">// The connection is closed, remove it, as we can no longer send it messages</text:span></text:p>
      <text:p text:style-name="P10"><text:span text:style-name="T10"><text:s text:c="8"/></text:span><text:span text:style-name="T11">$this</text:span><text:span text:style-name="T9">-&gt;</text:span><text:span text:style-name="T11">clients</text:span><text:span text:style-name="T9">-&gt;</text:span><text:span text:style-name="T11">detach</text:span><text:span text:style-name="T9">(</text:span><text:span text:style-name="T11">$conn</text:span><text:span text:style-name="T9">);</text:span></text:p>
      <text:p text:style-name="P11"/>
      <text:p text:style-name="P10"><text:soft-page-break/><text:span text:style-name="T10"><text:s text:c="8"/></text:span><text:span text:style-name="T11">echo </text:span><text:span text:style-name="T17">"Connection {$conn-&gt;resourceId} has disconnected\n"</text:span><text:span text:style-name="T9">;</text:span></text:p>
      <text:p text:style-name="P10"><text:span text:style-name="T10"><text:s text:c="4"/></text:span><text:span text:style-name="T9">}</text:span></text:p>
      <text:p text:style-name="P11"/>
      <text:p text:style-name="P10"><text:span text:style-name="T10"><text:s text:c="4"/></text:span><text:span text:style-name="T13">public</text:span><text:span text:style-name="T11"> </text:span><text:span text:style-name="T13">function</text:span><text:span text:style-name="T11"> onError</text:span><text:span text:style-name="T9">(</text:span><text:span text:style-name="T15">ConnectionInterface</text:span><text:span text:style-name="T11"> $conn</text:span><text:span text:style-name="T9">,</text:span><text:span text:style-name="T11"> \Exception $e</text:span><text:span text:style-name="T9">)</text:span><text:span text:style-name="T11"> </text:span><text:span text:style-name="T9">{</text:span></text:p>
      <text:p text:style-name="P10"><text:span text:style-name="T10"><text:s text:c="8"/></text:span><text:span text:style-name="T11">echo </text:span><text:span text:style-name="T17">"An error has occurred: {$e-&gt;getMessage()}\n"</text:span><text:span text:style-name="T9">;</text:span></text:p>
      <text:p text:style-name="P11"/>
      <text:p text:style-name="P10"><text:span text:style-name="T10"><text:s text:c="8"/></text:span><text:span text:style-name="T11">$conn</text:span><text:span text:style-name="T9">-&gt;</text:span><text:span text:style-name="T11">close</text:span><text:span text:style-name="T9">();</text:span></text:p>
      <text:p text:style-name="P10"><text:span text:style-name="T10"><text:s text:c="4"/></text:span><text:span text:style-name="T9">}</text:span></text:p>
      <text:p text:style-name="P12">}</text:p>
      <text:h text:style-name="P14" text:outline-level="3">Running It</text:h>
      <text:p text:style-name="P1">Complete, let's run it and test it. Open up three terminal windows, typing:</text:p>
      <text:p text:style-name="P5">$ php bin/chat-server.php</text:p>
      <text:p text:style-name="P5">$ telnet localhost 8080</text:p>
      <text:p text:style-name="P5">$ telnet localhost 8080</text:p>
      <text:p text:style-name="P1">In each of the telnet windows, type a message ("Hello World!") and see it appear in the other!</text:p>
      <text:h text:style-name="P14" text:outline-level="3">Next Steps</text:h>
      <text:p text:style-name="P1">Now that we have a basic working Chat application, let's make that work in a web browser (Chrome, FireFox, or Safari [for now]). First, let's go back to our <text:span text:style-name="Emphasis"><text:span text:style-name="T2">chat-server.php</text:span></text:span> script. We're going to utilize another component of Ratchet; the <text:span text:style-name="Emphasis"><text:span text:style-name="T2">WsServer</text:span></text:span> class:</text:p>
      <text:p text:style-name="P6"><text:span text:style-name="T8">&lt;?</text:span><text:span text:style-name="T10">php</text:span></text:p>
      <text:p text:style-name="P9"><text:span text:style-name="T12">use</text:span><text:span text:style-name="T10"> </text:span><text:span text:style-name="T14">Ratchet</text:span><text:span text:style-name="T10">\Server\IoServer</text:span><text:span text:style-name="T8">;</text:span></text:p>
      <text:p text:style-name="P9"><text:span text:style-name="T12">use</text:span><text:span text:style-name="T10"> </text:span><text:span text:style-name="T14">Ratchet</text:span><text:span text:style-name="T10">\Http\HttpServer</text:span><text:span text:style-name="T8">;</text:span></text:p>
      <text:p text:style-name="P9"><text:span text:style-name="T12">use</text:span><text:span text:style-name="T10"> </text:span><text:span text:style-name="T14">Ratchet</text:span><text:span text:style-name="T10">\WebSocket\WsServer</text:span><text:span text:style-name="T8">;</text:span></text:p>
      <text:p text:style-name="P9"><text:span text:style-name="T12">use</text:span><text:span text:style-name="T10"> </text:span><text:span text:style-name="T14">MyApp</text:span><text:span text:style-name="T10">\Chat</text:span><text:span text:style-name="T8">;</text:span></text:p>
      <text:p text:style-name="P11"/>
      <text:p text:style-name="P10"><text:span text:style-name="T10"><text:s text:c="4"/></text:span><text:span text:style-name="T13">require</text:span><text:span text:style-name="T11"> dirname</text:span><text:span text:style-name="T9">(</text:span><text:span text:style-name="T11">__DIR__</text:span><text:span text:style-name="T9">)</text:span><text:span text:style-name="T11"> </text:span><text:span text:style-name="T9">.</text:span><text:span text:style-name="T11"> </text:span><text:span text:style-name="T17">'/vendor/autoload.php'</text:span><text:span text:style-name="T9">;</text:span></text:p>
      <text:p text:style-name="P11"/>
      <text:p text:style-name="P10"><text:soft-page-break/><text:span text:style-name="T10"><text:s text:c="4"/></text:span><text:span text:style-name="T11">$server </text:span><text:span text:style-name="T9">=</text:span><text:span text:style-name="T11"> </text:span><text:span text:style-name="T15">IoServer</text:span><text:span text:style-name="T9">::</text:span><text:span text:style-name="T11">factory</text:span><text:span text:style-name="T9">(</text:span></text:p>
      <text:p text:style-name="P10"><text:span text:style-name="T10"><text:s text:c="8"/></text:span><text:span text:style-name="T13">new</text:span><text:span text:style-name="T11"> </text:span><text:span text:style-name="T15">HttpServer</text:span><text:span text:style-name="T9">(</text:span></text:p>
      <text:p text:style-name="P10"><text:span text:style-name="T10"><text:s text:c="12"/></text:span><text:span text:style-name="T13">new</text:span><text:span text:style-name="T11"> </text:span><text:span text:style-name="T15">WsServer</text:span><text:span text:style-name="T9">(</text:span></text:p>
      <text:p text:style-name="P10"><text:span text:style-name="T10"><text:s text:c="16"/></text:span><text:span text:style-name="T13">new</text:span><text:span text:style-name="T11"> </text:span><text:span text:style-name="T15">Chat</text:span><text:span text:style-name="T9">()</text:span></text:p>
      <text:p text:style-name="P10"><text:span text:style-name="T10"><text:s text:c="12"/></text:span><text:span text:style-name="T9">)</text:span></text:p>
      <text:p text:style-name="P10"><text:span text:style-name="T10"><text:s text:c="8"/></text:span><text:span text:style-name="T9">),</text:span></text:p>
      <text:p text:style-name="P10"><text:span text:style-name="T10"><text:s text:c="8"/></text:span><text:span text:style-name="T18">8080</text:span></text:p>
      <text:p text:style-name="P10"><text:span text:style-name="T10"><text:s text:c="4"/></text:span><text:span text:style-name="T9">);</text:span></text:p>
      <text:p text:style-name="P11"/>
      <text:p text:style-name="P10"><text:span text:style-name="T10"><text:s text:c="4"/></text:span><text:span text:style-name="T11">$server</text:span><text:span text:style-name="T9">-&gt;</text:span><text:span text:style-name="T11">run</text:span><text:span text:style-name="T9">();</text:span></text:p>
      <text:p text:style-name="P1">Run the shell script again, open a couple web browser windows, and open a javascript console or a page with the following javascript:</text:p>
      <text:p text:style-name="P6"><text:span text:style-name="T12">var</text:span><text:span text:style-name="T10"> conn </text:span><text:span text:style-name="T8">=</text:span><text:span text:style-name="T10"> </text:span><text:span text:style-name="T12">new</text:span><text:span text:style-name="T10"> </text:span><text:span text:style-name="T14">WebSocket</text:span><text:span text:style-name="T8">(</text:span><text:span text:style-name="T16">'ws://localhost:8080'</text:span><text:span text:style-name="T8">);</text:span></text:p>
      <text:p text:style-name="P9"><text:span text:style-name="T10">conn</text:span><text:span text:style-name="T8">.</text:span><text:span text:style-name="T10">onopen </text:span><text:span text:style-name="T8">=</text:span><text:span text:style-name="T10"> </text:span><text:span text:style-name="T12">function</text:span><text:span text:style-name="T8">(</text:span><text:span text:style-name="T10">e</text:span><text:span text:style-name="T8">)</text:span><text:span text:style-name="T10"> </text:span><text:span text:style-name="T8">{</text:span></text:p>
      <text:p text:style-name="P10"><text:span text:style-name="T10"><text:s text:c="4"/></text:span><text:span text:style-name="T11">console</text:span><text:span text:style-name="T9">.</text:span><text:span text:style-name="T11">log</text:span><text:span text:style-name="T9">(</text:span><text:span text:style-name="T17">"Connection established!"</text:span><text:span text:style-name="T9">);</text:span></text:p>
      <text:p text:style-name="P12">};</text:p>
      <text:p text:style-name="P11"/>
      <text:p text:style-name="P9"><text:span text:style-name="T10">conn</text:span><text:span text:style-name="T8">.</text:span><text:span text:style-name="T10">onmessage </text:span><text:span text:style-name="T8">=</text:span><text:span text:style-name="T10"> </text:span><text:span text:style-name="T12">function</text:span><text:span text:style-name="T8">(</text:span><text:span text:style-name="T10">e</text:span><text:span text:style-name="T8">)</text:span><text:span text:style-name="T10"> </text:span><text:span text:style-name="T8">{</text:span></text:p>
      <text:p text:style-name="P10"><text:span text:style-name="T10"><text:s text:c="4"/></text:span><text:span text:style-name="T11">console</text:span><text:span text:style-name="T9">.</text:span><text:span text:style-name="T11">log</text:span><text:span text:style-name="T9">(</text:span><text:span text:style-name="T11">e</text:span><text:span text:style-name="T9">.</text:span><text:span text:style-name="T11">data</text:span><text:span text:style-name="T9">);</text:span></text:p>
      <text:p text:style-name="P12">};</text:p>
      <text:p text:style-name="P1">Once you see the console message "Connection established!" you can start sending messages to other connected browsers:</text:p>
      <text:p text:style-name="P6"><text:span text:style-name="T10">conn</text:span><text:span text:style-name="T8">.</text:span><text:span text:style-name="T10">send</text:span><text:span text:style-name="T8">(</text:span><text:span text:style-name="T16">'Hello World!'</text:span><text:span text:style-name="T8">);</text:span></text:p>
      <text:h text:style-name="P14" text:outline-level="3">And then?</text:h>
      <text:p text:style-name="P1">This tutorial has been an introduction to help you get started with WebSockets and understand how Ratchet works. The next tutorial (in the works) will introduce the App class that will abstract some of the work into running your applic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enlo" svg:font-family="Menlo, Monaco, Consolas, 'Courier New', monospace"/>
    <style:font-face style:name="OpenSymbol" svg:font-family="OpenSymbol"/>
    <style:font-face style:name="Tahoma1" svg:font-family="Tahoma"/>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2S</meta:editing-duration>
    <meta:editing-cycles>3</meta:editing-cycles>
    <meta:generator>OpenOffice/4.1.2$Win32 OpenOffice.org_project/412m3$Build-9782</meta:generator>
    <dc:date>2017-04-26T18:00:03.36</dc:date>
    <meta:document-statistic meta:table-count="0" meta:image-count="0" meta:object-count="0" meta:page-count="6" meta:paragraph-count="126" meta:word-count="890" meta:character-count="6467"/>
    <meta:user-defined meta:name="Info 1"/>
    <meta:user-defined meta:name="Info 2"/>
    <meta:user-defined meta:name="Info 3"/>
    <meta:user-defined meta:name="Info 4"/>
  </office:meta>
</office:document-meta>
</file>